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9e6e" officeooo:paragraph-rsid="003a9e6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d236b" officeooo:paragraph-rsid="005d236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acf5" officeooo:paragraph-rsid="0057acf5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acf5" officeooo:paragraph-rsid="0057acf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236b" officeooo:paragraph-rsid="005d236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d236b" officeooo:paragraph-rsid="005d236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92ab" officeooo:paragraph-rsid="005a92a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b947" officeooo:paragraph-rsid="005eb94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609626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09626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0962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39c7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efa50" style:font-style-asian="normal" style:font-style-complex="normal"/>
    </style:style>
    <style:style style:name="T5" style:family="text">
      <style:text-properties officeooo:rsid="0057acf5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c2aca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4f174d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b5208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a9e6e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5cd0dc" style:font-size-asian="12pt" style:font-weight-asian="bold" style:font-size-complex="12pt" style:font-weight-complex="bold"/>
    </style:style>
    <style:style style:name="T14" style:family="text">
      <style:text-properties officeooo:rsid="005d236b"/>
    </style:style>
    <style:style style:name="T15" style:family="text">
      <style:text-properties officeooo:rsid="005eb947"/>
    </style:style>
    <style:style style:name="T1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5">1<text:span text:style-name="T16">xx</text:span> - Controls</text:p>
          </table:table-cell>
          <table:table-cell table:style-name="Table1.B1" office:value-type="string">
            <text:p text:style-name="P16">2xx - Ground</text:p>
          </table:table-cell>
          <table:table-cell table:style-name="Table1.B1" office:value-type="string">
            <text:p text:style-name="P16">3xx - Flight</text:p>
          </table:table-cell>
          <table:table-cell table:style-name="Table1.B1" office:value-type="string">
            <text:p text:style-name="P16">4xx - A2A</text:p>
          </table:table-cell>
          <table:table-cell table:style-name="Table1.E1" office:value-type="string">
            <text:p text:style-name="P16">5xx - A2G</text:p>
          </table:table-cell>
          <table:table-cell table:style-name="Table1.F1" office:value-type="string">
            <text:p text:style-name="P16">6xx - Misc</text:p>
          </table:table-cell>
        </table:table-row>
      </table:table>
      <text:p text:style-name="P14"><text:span text:style-name="T6">5</text:span><text:span text:style-name="T7">0</text:span><text:span text:style-name="T8">5</text:span><text:span text:style-name="T9"> - </text:span><text:span text:style-name="T10">A/G </text:span><text:span text:style-name="T11">- </text:span><text:span text:style-name="T12">JDAM, </text:span><text:span text:style-name="T13">WCMD</text:span></text:p>
      <text:p text:style-name="P1"/>
      <text:p text:style-name="P3"><text:span text:style-name="T1">Master Arm</text:span> ... <text:span text:style-name="T1">ON</text:span></text:p>
      <text:p text:style-name="P3"><text:span text:style-name="T1">Master Mode</text:span> ... <text:span text:style-name="T1">A/G</text:span></text:p>
      <text:p text:style-name="P4"/>
      <text:p text:style-name="P2"><text:span text:style-name="T2">J</text:span>DAM<text:span text:style-name="T15"> and WCMD</text:span><text:span text:style-name="T5"> with TPOD</text:span></text:p>
      <text:list text:style-name="L1">
        <text:list-item>
          <text:p text:style-name="P7"><text:span text:style-name="T4">S</text:span><text:span text:style-name="T3">et up bombs as you would for CCRP.</text:span></text:p>
        </text:list-item>
        <text:list-item>
          <text:p text:style-name="P8">Designate target with TGP and set SPI to target location (Gray Reset Hat forward long).</text:p>
        </text:list-item>
        <text:list-item>
          <text:p text:style-name="P9">Circular reticle on HUD shows range: Triangle carets are the <text:span text:style-name="T1">Max</text:span> and <text:span text:style-name="T1">Min</text:span> range. <text:s/>When you start getting close, the inner circle starts "unwinding" counterclockwise showing the current range. <text:s/>When current range line is between the carets, you're in range, and <text:span text:style-name="T1">MAN REL</text:span> is displayed on the left side of HUD.</text:p>
        </text:list-item>
        <text:list-item>
          <text:p text:style-name="P11">When in range, <text:span text:style-name="T1">press AND HOLD Red Button</text:span> until the bomb drops.</text:p>
        </text:list-item>
      </text:list>
      <text:list text:style-name="L2">
        <text:list-item>
          <text:list>
            <text:list-item>
              <text:p text:style-name="P12">If you don't hold the button down until the bomb drops, you'll get a red "IAM LAUNCH ABORTED" warning. <text:s/>Press TMS left (Gray Reset Hat left) to clear (clears all WCN warnings). <text:s/><text:span text:style-name="T14">See steps below to reset.</text:span></text:p>
            </text:list-item>
          </text:list>
        </text:list-item>
      </text:list>
      <text:p text:style-name="P5"/>
      <text:p text:style-name="P6">Reset hung store (IAM LAUNCH ABORTED) -- WIP needs verification</text:p>
      <text:list text:style-name="L3">
        <text:list-item>
          <text:p text:style-name="P10">Recommended to be in level flight and put on autopilot because this is going to take a minute...</text:p>
        </text:list-item>
        <text:list-item>
          <text:p text:style-name="P10">Remember which station is "hung", and type of weapon.</text:p>
        </text:list-item>
        <text:list-item>
          <text:p text:style-name="P10">Go to DSMS -&gt; INV page.</text:p>
        </text:list-item>
        <text:list-item>
          <text:p text:style-name="P10">Select hung station.</text:p>
        </text:list-item>
        <text:list-item>
          <text:p text:style-name="P10">Select weapon type (bomb, cbu, gbu, missile, pod).</text:p>
        </text:list-item>
        <text:list-item>
          <text:p text:style-name="P10">Select weapon by name.</text:p>
        </text:list-item>
        <text:list-item>
          <text:p text:style-name="P10">Click load station / symmetrical.</text:p>
        </text:list-item>
        <text:list-item>
          <text:p text:style-name="P10">Click on STAT OSB to return to main DSMS page.</text:p>
        </text:list-item>
        <text:list-item>
          <text:p text:style-name="P10"><text:span text:style-name="T15">O</text:span>n <text:span text:style-name="T15">main DSMS </text:span>page, select station belonging to hung store<text:span text:style-name="T15"> (</text:span>smart station are marked <text:span text:style-name="T15">"</text:span>1760<text:span text:style-name="T15">")</text:span></text:p>
        </text:list-item>
        <text:list-item>
          <text:p text:style-name="P10"><text:span text:style-name="T15">S</text:span>elect power on station bel<text:span text:style-name="T15">o</text:span>nging to hung store to clear failed status<text:span text:style-name="T15">.</text:span></text:p>
        </text:list-item>
        <text:list-item>
          <text:p text:style-name="P10"><text:span text:style-name="T15">A</text:span>fter that find LOAD page on one of the MFDs (<text:span text:style-name="T15">if not shown across the bottom</text:span>, <text:span text:style-name="T15">you</text:span> must press and hold one of<text:span text:style-name="T15"> the bottom OSB</text:span>s to show)<text:span text:style-name="T15">.</text:span></text:p>
        </text:list-item>
        <text:list-item>
          <text:p text:style-name="P10"><text:span text:style-name="T15">S</text:span>elect <text:span text:style-name="T15">LOAD</text:span> DSMS<text:span text:style-name="T15"> OSB.</text:span></text:p>
        </text:list-item>
        <text:list-item>
          <text:p text:style-name="P13">When load is complete, go to DSMS page and store should be usable aga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8T22:18:47.971000000</dc:date>
    <meta:editing-duration>PT14H56M45S</meta:editing-duration>
    <meta:editing-cycles>6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9" meta:word-count="324" meta:character-count="1673" meta:non-whitespace-character-count="1392"/>
  </office:meta>
</office:document-meta>
</file>